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" svg:font-family="m"/>
    <style:font-face style:name="Courier 10 Pitch" svg:font-family="'Courier 10 Pitch'" style:font-pitch="fixed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258cm" fo:min-width="2.04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0.258cm" fo:min-width="2.041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0.258cm" fo:min-width="3.31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258cm" fo:min-width="3.31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 fo:min-height="0.258cm" fo:min-width="2.041cm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 fo:min-height="0.258cm" fo:min-width="2.04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.258cm" fo:min-width="0.516cm"/>
    </style:style>
    <style:style style:name="gr9" style:family="graphic" style:parent-style-name="standard">
      <style:graphic-properties draw:stroke="none" svg:stroke-color="#000000" draw:fill="none" draw:fill-color="#ffffff" fo:min-height="0.319cm" fo:min-width="0.963cm"/>
    </style:style>
    <style:style style:name="gr10" style:family="graphic" style:parent-style-name="standard">
      <style:graphic-properties draw:stroke="none" svg:stroke-color="#000000" draw:fill="none" draw:fill-color="#ffffff" fo:min-height="0.319cm" fo:min-width="0.933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99cc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cccc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2.54cm" svg:height="0.508cm" svg:x="3.051cm" svg:y="3.048cm">
          <text:p text:style-name="P1"><text:span text:style-name="T1">3x3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54cm" svg:height="0.508cm" svg:x="5.845cm" svg:y="3.048cm">
          <text:p text:style-name="P1"><text:span text:style-name="T1">5x5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54cm" svg:height="0.508cm" svg:x="0.254cm" svg:y="3.048cm">
          <text:p text:style-name="P1"><text:span text:style-name="T1">1x1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2.541cm" svg:height="0.508cm" svg:x="8.635cm" svg:y="5.08cm">
          <text:p text:style-name="P1"><text:span text:style-name="T1">3x3 max 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81cm" svg:height="0.508cm" svg:x="3.81cm" svg:y="6.604cm">
          <text:p text:style-name="P1"><text:span text:style-name="T1">Module inpu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1.016cm" svg:x1="5.715cm" svg:y1="6.604cm" svg:x2="1.524cm" svg:y2="3.556cm" draw:start-shape="id1" draw:end-shape="id2" draw:end-glue-point="2" svg:d="M5715 6604v-508h-4191v-2540" svg:viewBox="0 0 4192 3049">
          <text:p/>
        </draw:connector>
        <draw:connector draw:style-name="gr4" draw:text-style-name="P5" draw:layer="layout" svg:x1="5.715cm" svg:y1="6.604cm" svg:x2="4.318cm" svg:y2="5.588cm" draw:start-shape="id1" draw:start-glue-point="0" draw:end-shape="id3" draw:end-glue-point="2" svg:d="M5715 6604v-508h-1397v-508" svg:viewBox="0 0 1398 1017">
          <text:p/>
        </draw:connector>
        <draw:connector draw:style-name="gr4" draw:text-style-name="P5" draw:layer="layout" svg:x1="5.715cm" svg:y1="6.604cm" svg:x2="7.113cm" svg:y2="5.588cm" draw:start-shape="id1" draw:start-glue-point="0" draw:end-shape="id4" draw:end-glue-point="2" svg:d="M5715 6604v-508h1398v-508" svg:viewBox="0 0 1399 1017">
          <text:p/>
        </draw:connector>
        <draw:connector draw:style-name="gr4" draw:text-style-name="P5" draw:layer="layout" svg:x1="1.524cm" svg:y1="3.048cm" svg:x2="5.715cm" svg:y2="1.778cm" draw:start-shape="id2" draw:start-glue-point="0" draw:end-shape="id5" draw:end-glue-point="2" svg:d="M1524 3048v-635h4191v-635" svg:viewBox="0 0 4192 1271">
          <text:p/>
        </draw:connector>
        <draw:connector draw:style-name="gr4" draw:text-style-name="P5" draw:layer="layout" svg:x1="7.115cm" svg:y1="3.048cm" svg:x2="5.715cm" svg:y2="1.778cm" draw:start-shape="id6" draw:end-shape="id5" draw:end-glue-point="2" svg:d="M7115 3048v-635h-1400v-635" svg:viewBox="0 0 1401 1271">
          <text:p/>
        </draw:connector>
        <draw:connector draw:style-name="gr4" draw:text-style-name="P5" draw:layer="layout" svg:x1="9.906cm" svg:y1="3.048cm" svg:x2="5.715cm" svg:y2="1.778cm" draw:start-shape="id7" draw:end-shape="id5" draw:end-glue-point="2" svg:d="M9906 3048v-635h-4191v-635" svg:viewBox="0 0 4192 1271">
          <text:p/>
        </draw:connector>
        <draw:custom-shape draw:style-name="gr5" draw:text-style-name="P6" xml:id="id5" draw:id="id5" draw:layer="layout" svg:width="3.81cm" svg:height="0.508cm" svg:x="3.81cm" svg:y="1.27cm">
          <text:p text:style-name="P1"><text:span text:style-name="T1">Channel-wise concate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.321cm" svg:y1="3.048cm" svg:x2="5.715cm" svg:y2="1.778cm" draw:start-shape="id8" draw:start-glue-point="0" draw:end-shape="id5" draw:end-glue-point="2" svg:d="M4321 3048v-635h1394v-635" svg:viewBox="0 0 1395 1271">
          <text:p/>
        </draw:connector>
        <draw:custom-shape draw:style-name="gr6" draw:text-style-name="P7" xml:id="id3" draw:id="id3" draw:layer="layout" svg:width="2.541cm" svg:height="0.508cm" svg:x="3.048cm" svg:y="5.08cm">
          <text:p text:style-name="P1"><text:span text:style-name="T1">1x1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4" draw:id="id4" draw:layer="layout" svg:width="2.541cm" svg:height="0.508cm" svg:x="5.843cm" svg:y="5.08cm">
          <text:p text:style-name="P1"><text:span text:style-name="T1">1x1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" draw:id="id7" draw:layer="layout" svg:width="2.54cm" svg:height="0.508cm" svg:x="8.636cm" svg:y="3.048cm">
          <text:p text:style-name="P1"><text:span text:style-name="T1">1x1 convolu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9.905cm" svg:y1="5.08cm" svg:x2="9.906cm" svg:y2="3.556cm" draw:start-shape="id9" draw:start-glue-point="0" draw:end-shape="id7" draw:end-glue-point="2" svg:d="M9905 5080v-762h1v-762" svg:viewBox="0 0 2 1525">
          <text:p/>
        </draw:connector>
        <draw:connector draw:style-name="gr4" draw:text-style-name="P5" draw:layer="layout" draw:line-skew="1.529cm -1.782cm -0.132cm" svg:x1="5.715cm" svg:y1="6.604cm" svg:x2="9.905cm" svg:y2="5.588cm" draw:start-shape="id1" draw:start-glue-point="0" draw:end-shape="id9" draw:end-glue-point="2" svg:d="M5715 6604v-508h4191v-127h-1v-381" svg:viewBox="0 0 4192 1017">
          <text:p/>
        </draw:connector>
        <draw:custom-shape draw:style-name="gr8" draw:text-style-name="P8" xml:id="id10" draw:id="id10" draw:layer="layout" svg:width="1.016cm" svg:height="0.508cm" svg:x="3.807cm" svg:y="4.064cm">
          <text:p text:style-name="P1"><text:span text:style-name="T1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.318cm" svg:y1="5.08cm" svg:x2="4.315cm" svg:y2="4.572cm" draw:start-shape="id3" draw:start-glue-point="0" draw:end-shape="id10" draw:end-glue-point="2" svg:d="M4318 5080v-254h-3v-254" svg:viewBox="0 0 4 509">
          <text:p/>
        </draw:connector>
        <draw:connector draw:style-name="gr4" draw:text-style-name="P5" draw:layer="layout" svg:x1="4.315cm" svg:y1="4.064cm" svg:x2="4.321cm" svg:y2="3.556cm" draw:start-shape="id10" draw:start-glue-point="0" draw:end-shape="id8" draw:end-glue-point="2" svg:d="M4315 4064v-254h6v-254" svg:viewBox="0 0 7 509">
          <text:p/>
        </draw:connector>
        <draw:custom-shape draw:style-name="gr8" draw:text-style-name="P8" xml:id="id11" draw:id="id11" draw:layer="layout" svg:width="1.016cm" svg:height="0.508cm" svg:x="6.607cm" svg:y="4.073cm">
          <text:p text:style-name="P1"><text:span text:style-name="T1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113cm" svg:y1="5.08cm" svg:x2="7.115cm" svg:y2="4.581cm" draw:start-shape="id4" draw:start-glue-point="0" draw:end-shape="id11" draw:end-glue-point="2" svg:d="M7113 5080v-249h2v-250" svg:viewBox="0 0 3 500">
          <text:p/>
        </draw:connector>
        <draw:connector draw:style-name="gr4" draw:text-style-name="P5" draw:layer="layout" svg:x1="7.115cm" svg:y1="4.073cm" svg:x2="7.115cm" svg:y2="3.556cm" draw:start-shape="id11" draw:start-glue-point="0" draw:end-shape="id6" draw:end-glue-point="2" svg:d="M7115 4073v-517" svg:viewBox="0 0 1 518">
          <text:p/>
        </draw:connector>
        <draw:frame draw:style-name="gr9" draw:text-style-name="P10" draw:layer="layout" svg:width="1.463cm" svg:height="0.569cm" svg:x="5.589cm" svg:y="6.096cm">
          <draw:text-box>
            <text:p text:style-name="P9"><text:span text:style-name="T1">WxHxD</text:span></text:p>
          </draw:text-box>
        </draw:frame>
        <draw:frame draw:style-name="gr10" draw:text-style-name="P10" draw:layer="layout" svg:width="1.433cm" svg:height="0.569cm" svg:x="1.346cm" svg:y="2.542cm">
          <draw:text-box>
            <text:p text:style-name="P9"><text:span text:style-name="T1">WxHxF</text:span></text:p>
          </draw:text-box>
        </draw:frame>
        <draw:frame draw:style-name="gr10" draw:text-style-name="P10" draw:layer="layout" svg:width="1.433cm" svg:height="0.569cm" svg:x="4.147cm" svg:y="2.542cm">
          <draw:text-box>
            <text:p text:style-name="P9"><text:span text:style-name="T1">WxHxF</text:span></text:p>
          </draw:text-box>
        </draw:frame>
        <draw:frame draw:style-name="gr10" draw:text-style-name="P10" draw:layer="layout" svg:width="1.433cm" svg:height="0.569cm" svg:x="6.948cm" svg:y="2.542cm">
          <draw:text-box>
            <text:p text:style-name="P9"><text:span text:style-name="T1">WxHxF</text:span></text:p>
          </draw:text-box>
        </draw:frame>
        <draw:frame draw:style-name="gr10" draw:text-style-name="P10" draw:layer="layout" svg:width="1.433cm" svg:height="0.569cm" svg:x="9.749cm" svg:y="2.542cm">
          <draw:text-box>
            <text:p text:style-name="P9"><text:span text:style-name="T1">WxHxF</text:span></text:p>
          </draw:text-box>
        </draw:frame>
        <draw:custom-shape draw:style-name="gr3" draw:text-style-name="P4" xml:id="id12" draw:id="id12" draw:layer="layout" svg:width="3.81cm" svg:height="0.508cm" svg:x="3.81cm" svg:y="0.254cm">
          <text:p text:style-name="P1"><text:span text:style-name="T1">Module 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5.715cm" svg:y1="1.27cm" svg:x2="5.715cm" svg:y2="0.762cm" draw:start-shape="id5" draw:start-glue-point="0" draw:end-shape="id12" draw:end-glue-point="2" svg:d="M5715 1270v-508" svg:viewBox="0 0 1 509">
          <text:p/>
        </draw:connector>
        <draw:frame draw:style-name="gr10" draw:text-style-name="P10" draw:layer="layout" svg:width="1.59cm" svg:height="0.569cm" svg:x="5.67cm" svg:y="0.742cm">
          <draw:text-box>
            <text:p text:style-name="P9"><text:span text:style-name="T1">WxHx4F</text:span></text:p>
          </draw:text-box>
        </draw:frame>
        <draw:frame draw:style-name="gr9" draw:text-style-name="P10" draw:layer="layout" svg:width="1.463cm" svg:height="0.569cm" svg:x="4.29cm" svg:y="4.571cm">
          <draw:text-box>
            <text:p text:style-name="P9"><text:span text:style-name="T1">WxHxR</text:span></text:p>
          </draw:text-box>
        </draw:frame>
        <draw:frame draw:style-name="gr9" draw:text-style-name="P10" draw:layer="layout" svg:width="1.463cm" svg:height="0.569cm" svg:x="7.09cm" svg:y="4.571cm">
          <draw:text-box>
            <text:p text:style-name="P9"><text:span text:style-name="T1">WxHxR</text:span></text:p>
          </draw:text-box>
        </draw:frame>
        <draw:frame draw:style-name="gr10" draw:text-style-name="P10" draw:layer="layout" svg:width="1.433cm" svg:height="0.569cm" svg:x="9.75cm" svg:y="4.571cm">
          <draw:text-box>
            <text:p text:style-name="P9"><text:span text:style-name="T1">WxHx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" svg:font-family="m"/>
    <style:font-face style:name="Courier 10 Pitch" svg:font-family="'Courier 10 Pitch'" style:font-pitch="fixed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1-26T15:33:38.607451514</dc:date>
    <meta:editing-duration>PT19M48S</meta:editing-duration>
    <meta:editing-cycles>4</meta:editing-cycles>
    <meta:generator>LibreOffice/5.2.2.2$Linux_X86_64 LibreOffice_project/20m0$Build-2</meta:generator>
    <meta:document-statistic meta:object-count="35"/>
  </office:meta>
</office:document-meta>
</file>